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96969" draw:stroke-linejoin="round" svg:stroke-linecap="butt" draw:fill="solid" draw:fill-color="#696969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50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5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0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2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2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0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28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286cm" fo:padding-top="0cm" fo:padding-bottom="0cm" fo:padding-left="0cm" fo:padding-right="0cm"/>
      <style:paragraph-properties style:writing-mode="lr-tb"/>
    </style:style>
    <style:style style:name="gr14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7cm" fo:min-width="0.35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7cm" fo:min-width="0.35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53cm" fo:padding-top="0cm" fo:padding-bottom="0cm" fo:padding-left="0cm" fo:padding-right="0cm"/>
      <style:paragraph-properties style:writing-mode="lr-tb"/>
    </style:style>
    <style:style style:name="gr20" style:family="graphic" style:parent-style-name="Arrow_20_Line">
      <style:graphic-properties draw:textarea-horizontal-align="center" draw:textarea-vertical-align="middle" draw:line-distance="1.363cm"/>
      <style:paragraph-properties style:writing-mode="lr-tb"/>
    </style:style>
    <style:style style:name="gr21" style:family="graphic" style:parent-style-name="Arrow_20_Line">
      <style:graphic-properties draw:textarea-horizontal-align="center" draw:textarea-vertical-align="middle" draw:line-distance="1.487cm"/>
      <style:paragraph-properties style:writing-mode="lr-tb"/>
    </style:style>
    <style:style style:name="P1" style:family="paragraph">
      <loext:graphic-properties draw:fill="solid" draw:fill-color="#696969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loext:graphic-properties draw:fill="none"/>
      <style:text-properties style:font-name="Liberation Serif" fo:font-size="8pt"/>
    </style:style>
    <style:style style:name="P4" style:family="paragraph">
      <style:paragraph-properties fo:text-align="start" style:writing-mode="lr-tb"/>
      <style:text-properties style:font-name="Liberation Serif" fo:font-size="8pt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font-name="Liberation Serif" fo:font-size="8pt" style:font-size-asian="8pt" style:font-size-complex="8pt"/>
    </style:style>
    <style:style style:name="P10" style:family="paragraph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size-asian="10pt" style:font-name-complex="DejaVuSans" style:font-size-complex="10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143cm" svg:height="0.144cm" svg:x="6.771cm" svg:y="2.337cm" svg:viewBox="0 0 144 145" svg:d="M72 145c19 0 38-7 51-21 14-14 21-32 21-52 0-19-7-37-21-51-13-14-32-21-51-21s-37 7-51 21-21 32-21 51c0 20 7 38 21 52s32 21 51 21z">
          <text:p/>
        </draw:path>
        <draw:path draw:style-name="gr1" draw:text-style-name="P1" draw:layer="layout" svg:width="0.144cm" svg:height="0.144cm" svg:x="2.229cm" svg:y="2.337cm" svg:viewBox="0 0 145 145" svg:d="M73 145c19 0 37-7 51-21s21-32 21-52c0-19-7-37-21-51s-32-21-51-21c-20 0-38 7-52 21s-21 32-21 51c0 20 7 38 21 52s32 21 52 21z">
          <text:p/>
        </draw:path>
        <draw:path draw:style-name="gr1" draw:text-style-name="P1" draw:layer="layout" svg:width="0.144cm" svg:height="0.144cm" svg:x="5.473cm" svg:y="3.608cm" svg:viewBox="0 0 145 145" svg:d="M72 145c19 0 38-8 51-21 15-14 22-33 22-52s-7-37-22-51c-13-14-32-21-51-21s-37 7-51 21c-13 14-21 32-21 51s8 38 21 52c14 13 32 21 51 21z">
          <text:p/>
        </draw:path>
        <draw:path draw:style-name="gr1" draw:text-style-name="P1" draw:layer="layout" svg:width="0.144cm" svg:height="0.143cm" svg:x="2.229cm" svg:y="6.785cm" svg:viewBox="0 0 145 144" svg:d="M73 144c19 0 37-7 51-21 14-13 21-31 21-51s-7-37-21-51-32-21-51-21c-20 0-38 7-52 21s-21 31-21 51 7 38 21 51c14 14 32 21 52 21z">
          <text:p/>
        </draw:path>
        <draw:path draw:style-name="gr1" draw:text-style-name="P1" draw:layer="layout" svg:width="0.144cm" svg:height="0.144cm" svg:x="7.419cm" svg:y="4.243cm" svg:viewBox="0 0 145 145" svg:d="M73 145c19 0 37-8 51-21 14-14 21-32 21-51s-7-38-21-52-32-21-51-21-38 7-52 21c-13 14-21 33-21 52s8 37 21 51c14 13 33 21 52 21z">
          <text:p/>
        </draw:path>
        <draw:path draw:style-name="gr1" draw:text-style-name="P1" draw:layer="layout" svg:width="0.143cm" svg:height="0.143cm" svg:x="6.771cm" svg:y="6.785cm" svg:viewBox="0 0 144 144" svg:d="M72 144c19 0 38-7 51-21 14-13 21-31 21-51s-7-37-21-51c-13-14-32-21-51-21s-37 7-51 21-21 31-21 51 7 38 21 51c14 14 32 21 51 21z">
          <text:p/>
        </draw:path>
        <draw:path draw:style-name="gr1" draw:text-style-name="P1" draw:layer="layout" svg:width="0.144cm" svg:height="0.143cm" svg:x="3.526cm" svg:y="5.514cm" svg:viewBox="0 0 145 144" svg:d="M73 144c19 0 37-7 51-21 14-13 21-31 21-50 0-20-7-38-21-52s-32-21-51-21c-20 0-38 7-52 21-13 14-21 32-21 52 0 19 8 37 21 50 14 14 32 21 52 21z">
          <text:p/>
        </draw:path>
        <draw:path draw:style-name="gr1" draw:text-style-name="P1" draw:layer="layout" svg:width="0.144cm" svg:height="0.144cm" svg:x="4.175cm" svg:y="1.701cm" svg:viewBox="0 0 145 145" svg:d="M72 145c19 0 38-8 51-22 15-13 22-32 22-51s-7-37-22-51c-13-14-32-21-51-21s-37 7-51 21-21 32-21 51 7 38 21 51c14 14 32 22 51 22z">
          <text:p/>
        </draw:path>
        <draw:path draw:style-name="gr1" draw:text-style-name="P1" draw:layer="layout" svg:width="0.144cm" svg:height="0.143cm" svg:x="5.473cm" svg:y="5.514cm" svg:viewBox="0 0 145 144" svg:d="M72 144c19 0 38-7 51-21 15-13 22-31 22-50 0-20-7-38-22-52-13-14-32-21-51-21s-37 7-51 21c-13 14-21 32-21 52 0 19 8 37 21 50 14 14 32 21 51 21z">
          <text:p/>
        </draw:path>
        <draw:path draw:style-name="gr1" draw:text-style-name="P1" draw:layer="layout" svg:width="0.144cm" svg:height="0.144cm" svg:x="1.58cm" svg:y="4.879cm" svg:viewBox="0 0 145 145" svg:d="M72 145c19 0 38-8 51-22 14-13 22-32 22-51s-8-37-22-51c-13-14-32-21-51-21s-37 7-51 21c-13 14-21 32-21 51s8 38 21 51c14 14 32 22 51 22z">
          <text:p/>
        </draw:path>
        <draw:path draw:style-name="gr1" draw:text-style-name="P1" draw:layer="layout" svg:width="0.144cm" svg:height="0.144cm" svg:x="3.526cm" svg:y="3.608cm" svg:viewBox="0 0 145 145" svg:d="M73 145c19 0 37-8 51-21 14-14 21-33 21-52s-7-37-21-51-32-21-51-21c-20 0-38 7-52 21-13 14-21 32-21 51s8 38 21 52c14 13 32 21 52 21z">
          <text:p/>
        </draw:path>
        <draw:path draw:style-name="gr1" draw:text-style-name="P1" draw:layer="layout" svg:width="0.143cm" svg:height="0.143cm" svg:x="4.824cm" svg:y="7.421cm" svg:viewBox="0 0 144 144" svg:d="M73 144c19 0 37-7 50-21 14-13 21-31 21-50 0-20-7-38-21-52-13-14-31-21-50-21-20 0-38 7-52 21s-21 32-21 52c0 19 7 37 21 50 14 14 32 21 52 21z">
          <text:p/>
        </draw:path>
        <draw:polygon draw:style-name="gr2" draw:text-style-name="P2" draw:layer="layout" svg:width="0cm" svg:height="0.083cm" svg:x="1.569cm" svg:y="7.897cm" svg:viewBox="0 0 0 84" draw:points="0,0 0,84">
          <text:p/>
        </draw:polygon>
        <draw:line draw:style-name="gr3" draw:text-style-name="P3" draw:layer="layout" svg:x1="1.569cm" svg:y1="7.897cm" svg:x2="1.569cm" svg:y2="7.981cm">
          <text:p/>
        </draw:line>
        <draw:polygon draw:style-name="gr2" draw:text-style-name="P2" draw:layer="layout" svg:width="0cm" svg:height="0.083cm" svg:x="2.957cm" svg:y="7.897cm" svg:viewBox="0 0 0 84" draw:points="0,0 0,84">
          <text:p/>
        </draw:polygon>
        <draw:line draw:style-name="gr3" draw:text-style-name="P3" draw:layer="layout" svg:x1="2.957cm" svg:y1="7.897cm" svg:x2="2.957cm" svg:y2="7.981cm">
          <text:p/>
        </draw:line>
        <draw:frame draw:style-name="gr4" draw:text-style-name="P5" draw:layer="layout" svg:width="0.509cm" svg:height="0.441cm" svg:x="1.377cm" svg:y="8.025cm">
          <draw:text-box>
            <text:p text:style-name="P4"><text:span text:style-name="T1">0</text:span><text:span text:style-name="T1">.</text:span><text:span text:style-name="T1">0</text:span></text:p>
          </draw:text-box>
        </draw:frame>
        <draw:polygon draw:style-name="gr2" draw:text-style-name="P2" draw:layer="layout" svg:width="0cm" svg:height="0.083cm" svg:x="4.345cm" svg:y="7.897cm" svg:viewBox="0 0 0 84" draw:points="0,0 0,84">
          <text:p/>
        </draw:polygon>
        <draw:line draw:style-name="gr3" draw:text-style-name="P3" draw:layer="layout" svg:x1="4.345cm" svg:y1="7.897cm" svg:x2="4.345cm" svg:y2="7.981cm">
          <text:p/>
        </draw:line>
        <draw:frame draw:style-name="gr5" draw:text-style-name="P5" draw:layer="layout" svg:width="0.508cm" svg:height="0.441cm" svg:x="2.766cm" svg:y="8.025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cm" svg:height="0.083cm" svg:x="5.732cm" svg:y="7.897cm" svg:viewBox="0 0 0 84" draw:points="0,0 0,84">
          <text:p/>
        </draw:polygon>
        <draw:line draw:style-name="gr3" draw:text-style-name="P3" draw:layer="layout" svg:x1="5.732cm" svg:y1="7.897cm" svg:x2="5.732cm" svg:y2="7.981cm">
          <text:p/>
        </draw:line>
        <draw:frame draw:style-name="gr5" draw:text-style-name="P5" draw:layer="layout" svg:width="0.508cm" svg:height="0.441cm" svg:x="4.154cm" svg:y="8.025cm">
          <draw:text-box>
            <text:p text:style-name="P4"><text:span text:style-name="T1">0</text:span><text:span text:style-name="T1">.</text:span><text:span text:style-name="T1">4</text:span></text:p>
          </draw:text-box>
        </draw:frame>
        <draw:polygon draw:style-name="gr2" draw:text-style-name="P2" draw:layer="layout" svg:width="0cm" svg:height="0.083cm" svg:x="7.12cm" svg:y="7.897cm" svg:viewBox="0 0 0 84" draw:points="0,0 0,84">
          <text:p/>
        </draw:polygon>
        <draw:line draw:style-name="gr3" draw:text-style-name="P3" draw:layer="layout" svg:x1="7.12cm" svg:y1="7.897cm" svg:x2="7.12cm" svg:y2="7.981cm">
          <text:p/>
        </draw:line>
        <draw:frame draw:style-name="gr5" draw:text-style-name="P5" draw:layer="layout" svg:width="0.508cm" svg:height="0.441cm" svg:x="5.541cm" svg:y="8.025cm">
          <draw:text-box>
            <text:p text:style-name="P4"><text:span text:style-name="T1">0</text:span><text:span text:style-name="T1">.</text:span><text:span text:style-name="T1">6</text:span></text:p>
          </draw:text-box>
        </draw:frame>
        <draw:polygon draw:style-name="gr2" draw:text-style-name="P2" draw:layer="layout" svg:width="0.083cm" svg:height="0cm" svg:x="1.138cm" svg:y="7.571cm" svg:viewBox="0 0 84 0" draw:points="84,0 0,0">
          <text:p/>
        </draw:polygon>
        <draw:line draw:style-name="gr3" draw:text-style-name="P3" draw:layer="layout" svg:x1="1.222cm" svg:y1="7.571cm" svg:x2="1.138cm" svg:y2="7.571cm">
          <text:p/>
        </draw:line>
        <draw:frame draw:style-name="gr4" draw:text-style-name="P5" draw:layer="layout" svg:width="0.509cm" svg:height="0.441cm" svg:x="6.929cm" svg:y="8.025cm">
          <draw:text-box>
            <text:p text:style-name="P4"><text:span text:style-name="T1">0</text:span><text:span text:style-name="T1">.</text:span><text:span text:style-name="T1">8</text:span></text:p>
          </draw:text-box>
        </draw:frame>
        <draw:polygon draw:style-name="gr2" draw:text-style-name="P2" draw:layer="layout" svg:width="0.083cm" svg:height="0cm" svg:x="1.138cm" svg:y="6.265cm" svg:viewBox="0 0 84 0" draw:points="84,0 0,0">
          <text:p/>
        </draw:polygon>
        <draw:line draw:style-name="gr3" draw:text-style-name="P3" draw:layer="layout" svg:x1="1.222cm" svg:y1="6.265cm" svg:x2="1.138cm" svg:y2="6.265cm">
          <text:p/>
        </draw:line>
        <draw:frame draw:style-name="gr5" draw:text-style-name="P5" draw:layer="layout" svg:width="0.508cm" svg:height="0.441cm" svg:x="0.671cm" svg:y="7.44cm">
          <draw:text-box>
            <text:p text:style-name="P4"><text:span text:style-name="T1">0</text:span><text:span text:style-name="T1">.</text:span><text:span text:style-name="T1">0</text:span></text:p>
          </draw:text-box>
        </draw:frame>
        <draw:polygon draw:style-name="gr2" draw:text-style-name="P2" draw:layer="layout" svg:width="0.083cm" svg:height="0cm" svg:x="1.138cm" svg:y="4.958cm" svg:viewBox="0 0 84 0" draw:points="84,0 0,0">
          <text:p/>
        </draw:polygon>
        <draw:line draw:style-name="gr3" draw:text-style-name="P3" draw:layer="layout" svg:x1="1.222cm" svg:y1="4.958cm" svg:x2="1.138cm" svg:y2="4.958cm">
          <text:p/>
        </draw:line>
        <draw:frame draw:style-name="gr5" draw:text-style-name="P5" draw:layer="layout" svg:width="0.508cm" svg:height="0.441cm" svg:x="0.671cm" svg:y="6.133cm">
          <draw:text-box>
            <text:p text:style-name="P4"><text:span text:style-name="T1">0</text:span><text:span text:style-name="T1">.</text:span><text:span text:style-name="T1">2</text:span></text:p>
          </draw:text-box>
        </draw:frame>
        <draw:polygon draw:style-name="gr2" draw:text-style-name="P2" draw:layer="layout" svg:width="0.083cm" svg:height="0cm" svg:x="1.138cm" svg:y="3.652cm" svg:viewBox="0 0 84 0" draw:points="84,0 0,0">
          <text:p/>
        </draw:polygon>
        <draw:line draw:style-name="gr3" draw:text-style-name="P3" draw:layer="layout" svg:x1="1.222cm" svg:y1="3.652cm" svg:x2="1.138cm" svg:y2="3.652cm">
          <text:p/>
        </draw:line>
        <draw:frame draw:style-name="gr5" draw:text-style-name="P5" draw:layer="layout" svg:width="0.508cm" svg:height="0.441cm" svg:x="0.671cm" svg:y="4.827cm">
          <draw:text-box>
            <text:p text:style-name="P4"><text:span text:style-name="T1">0</text:span><text:span text:style-name="T1">.</text:span><text:span text:style-name="T1">4</text:span></text:p>
          </draw:text-box>
        </draw:frame>
        <draw:polygon draw:style-name="gr2" draw:text-style-name="P2" draw:layer="layout" svg:width="0.083cm" svg:height="0cm" svg:x="1.138cm" svg:y="2.346cm" svg:viewBox="0 0 84 0" draw:points="84,0 0,0">
          <text:p/>
        </draw:polygon>
        <draw:line draw:style-name="gr3" draw:text-style-name="P3" draw:layer="layout" svg:x1="1.222cm" svg:y1="2.346cm" svg:x2="1.138cm" svg:y2="2.346cm">
          <text:p/>
        </draw:line>
        <draw:frame draw:style-name="gr5" draw:text-style-name="P5" draw:layer="layout" svg:width="0.508cm" svg:height="0.441cm" svg:x="0.671cm" svg:y="3.522cm">
          <draw:text-box>
            <text:p text:style-name="P4"><text:span text:style-name="T1">0</text:span><text:span text:style-name="T1">.</text:span><text:span text:style-name="T1">6</text:span></text:p>
          </draw:text-box>
        </draw:frame>
        <draw:line draw:style-name="gr6" draw:text-style-name="P3" draw:layer="layout" svg:x1="1.569cm" svg:y1="7.571cm" svg:x2="1.569cm" svg:y2="1.693cm">
          <text:p/>
        </draw:line>
        <draw:line draw:style-name="gr6" draw:text-style-name="P3" draw:layer="layout" svg:x1="7.579cm" svg:y1="7.571cm" svg:x2="7.579cm" svg:y2="1.693cm">
          <text:p/>
        </draw:line>
        <draw:line draw:style-name="gr6" draw:text-style-name="P3" draw:layer="layout" svg:x1="1.569cm" svg:y1="7.571cm" svg:x2="7.579cm" svg:y2="7.571cm">
          <text:p/>
        </draw:line>
        <draw:line draw:style-name="gr6" draw:text-style-name="P3" draw:layer="layout" svg:x1="1.569cm" svg:y1="1.693cm" svg:x2="7.579cm" svg:y2="1.693cm">
          <text:p/>
        </draw:line>
        <draw:line draw:style-name="gr7" draw:text-style-name="P3" draw:layer="layout" svg:x1="1.222cm" svg:y1="7.897cm" svg:x2="1.222cm" svg:y2="1.694cm">
          <text:p/>
        </draw:line>
        <draw:line draw:style-name="gr7" draw:text-style-name="P3" draw:layer="layout" svg:x1="1.222cm" svg:y1="7.897cm" svg:x2="7.62cm" svg:y2="7.897cm">
          <text:p/>
        </draw:line>
        <draw:frame draw:style-name="gr5" draw:text-style-name="P5" draw:layer="layout" svg:width="0.508cm" svg:height="0.441cm" svg:x="0.671cm" svg:y="2.215cm">
          <draw:text-box>
            <text:p text:style-name="P4"><text:span text:style-name="T1">0</text:span><text:span text:style-name="T1">.</text:span><text:span text:style-name="T1">8</text:span></text:p>
          </draw:text-box>
        </draw:frame>
        <draw:frame draw:style-name="gr8" draw:text-style-name="P5" draw:layer="layout" svg:width="2.083cm" svg:height="0.441cm" svg:x="5.962cm" svg:y="2.514cm">
          <draw:text-box>
            <text:p text:style-name="P4"><text:span text:style-name="T1">(</text:span><text:span text:style-name="T1">0</text:span><text:span text:style-name="T1">.</text:span><text:span text:style-name="T1">7</text:span><text:span text:style-name="T1">6</text:span><text:span text:style-name="T1">, </text:span><text:span text:style-name="T1">0</text:span><text:span text:style-name="T1">.</text:span><text:span text:style-name="T1">7</text:span><text:span text:style-name="T1">9</text:span><text:span text:style-name="T1">0</text:span><text:span text:style-name="T1">)</text:span></text:p>
          </draw:text-box>
        </draw:frame>
        <draw:frame draw:style-name="gr9" draw:text-style-name="P5" draw:layer="layout" svg:width="2.285cm" svg:height="0.441cm" svg:x="1.742cm" svg:y="2.514cm">
          <draw:text-box>
            <text:p text:style-name="P4"><text:span text:style-name="T1">(0.105, 0.790)</text:span></text:p>
          </draw:text-box>
        </draw:frame>
        <draw:frame draw:style-name="gr9" draw:text-style-name="P5" draw:layer="layout" svg:width="2.285cm" svg:height="0.441cm" svg:x="4.688cm" svg:y="3.784cm">
          <draw:text-box>
            <text:p text:style-name="P4"><text:span text:style-name="T1">(0.573, 0.595)</text:span></text:p>
          </draw:text-box>
        </draw:frame>
        <draw:frame draw:style-name="gr10" draw:text-style-name="P5" draw:layer="layout" svg:width="2.285cm" svg:height="0.44cm" svg:x="1.742cm" svg:y="6.963cm">
          <draw:text-box>
            <text:p text:style-name="P4"><text:span text:style-name="T1">(</text:span><text:span text:style-name="T1">0</text:span><text:span text:style-name="T1">.</text:span><text:span text:style-name="T1">1</text:span><text:span text:style-name="T1">0</text:span><text:span text:style-name="T1">5</text:span><text:span text:style-name="T1">, </text:span><text:span text:style-name="T1">0</text:span><text:span text:style-name="T1">.</text:span><text:span text:style-name="T1">1</text:span><text:span text:style-name="T1">0</text:span><text:span text:style-name="T1">9</text:span><text:span text:style-name="T1">)</text:span></text:p>
          </draw:text-box>
        </draw:frame>
        <draw:frame draw:style-name="gr9" draw:text-style-name="P5" draw:layer="layout" svg:width="2.285cm" svg:height="0.441cm" svg:x="5.835cm" svg:y="4.42cm">
          <draw:text-box>
            <text:p text:style-name="P4"><text:span text:style-name="T1">(0.853, 0.498)</text:span></text:p>
          </draw:text-box>
        </draw:frame>
        <draw:frame draw:style-name="gr11" draw:text-style-name="P5" draw:layer="layout" svg:width="2.083cm" svg:height="0.44cm" svg:x="5.962cm" svg:y="6.963cm">
          <draw:text-box>
            <text:p text:style-name="P4"><text:span text:style-name="T1">(</text:span><text:span text:style-name="T1">0</text:span><text:span text:style-name="T1">.</text:span><text:span text:style-name="T1">7</text:span><text:span text:style-name="T1">6</text:span><text:span text:style-name="T1">, </text:span><text:span text:style-name="T1">0</text:span><text:span text:style-name="T1">.</text:span><text:span text:style-name="T1">1</text:span><text:span text:style-name="T1">0</text:span><text:span text:style-name="T1">9</text:span><text:span text:style-name="T1">)</text:span></text:p>
          </draw:text-box>
        </draw:frame>
        <draw:frame draw:style-name="gr12" draw:text-style-name="P5" draw:layer="layout" svg:width="2.286cm" svg:height="0.44cm" svg:x="2.74cm" svg:y="5.691cm">
          <draw:text-box>
            <text:p text:style-name="P4"><text:span text:style-name="T1">(0.292, 0.303)</text:span></text:p>
          </draw:text-box>
        </draw:frame>
        <draw:frame draw:style-name="gr9" draw:text-style-name="P5" draw:layer="layout" svg:width="2.285cm" svg:height="0.441cm" svg:x="3.389cm" svg:y="1.878cm">
          <draw:text-box>
            <text:p text:style-name="P4"><text:span text:style-name="T1">(0.386, 0.887)</text:span></text:p>
          </draw:text-box>
        </draw:frame>
        <draw:frame draw:style-name="gr10" draw:text-style-name="P5" draw:layer="layout" svg:width="2.285cm" svg:height="0.44cm" svg:x="4.688cm" svg:y="5.691cm">
          <draw:text-box>
            <text:p text:style-name="P4"><text:span text:style-name="T1">(</text:span><text:span text:style-name="T1">0</text:span><text:span text:style-name="T1">.</text:span><text:span text:style-name="T1">5</text:span><text:span text:style-name="T1">7</text:span><text:span text:style-name="T1">3</text:span><text:span text:style-name="T1">, </text:span><text:span text:style-name="T1">0</text:span><text:span text:style-name="T1">.</text:span><text:span text:style-name="T1">3</text:span><text:span text:style-name="T1">0</text:span><text:span text:style-name="T1">3</text:span><text:span text:style-name="T1">)</text:span></text:p>
          </draw:text-box>
        </draw:frame>
        <draw:frame draw:style-name="gr9" draw:text-style-name="P5" draw:layer="layout" svg:width="2.285cm" svg:height="0.441cm" svg:x="1.695cm" svg:y="5.056cm">
          <draw:text-box>
            <text:p text:style-name="P4"><text:span text:style-name="T1">(0.012, 0.401)</text:span></text:p>
          </draw:text-box>
        </draw:frame>
        <draw:frame draw:style-name="gr13" draw:text-style-name="P5" draw:layer="layout" svg:width="2.286cm" svg:height="0.441cm" svg:x="2.74cm" svg:y="3.784cm">
          <draw:text-box>
            <text:p text:style-name="P4"><text:span text:style-name="T1">(</text:span><text:span text:style-name="T1">0</text:span><text:span text:style-name="T1">.</text:span><text:span text:style-name="T1">2</text:span><text:span text:style-name="T1">9</text:span><text:span text:style-name="T1">2</text:span><text:span text:style-name="T1">,</text:span><text:span text:style-name="T1"> </text:span><text:span text:style-name="T1">0</text:span><text:span text:style-name="T1">.</text:span><text:span text:style-name="T1">5</text:span><text:span text:style-name="T1">9</text:span><text:span text:style-name="T1">5</text:span><text:span text:style-name="T1">)</text:span></text:p>
          </draw:text-box>
        </draw:frame>
        <draw:frame draw:style-name="gr9" draw:text-style-name="P5" draw:layer="layout" svg:width="2.285cm" svg:height="0.441cm" svg:x="4.039cm" svg:y="7.097cm">
          <draw:text-box>
            <text:p text:style-name="P4"><text:span text:style-name="T1">(0.479, 0.012)</text:span></text:p>
          </draw:text-box>
        </draw:frame>
        <draw:measure draw:style-name="gr14" draw:text-style-name="P6" draw:layer="measurelines" svg:x1="1.57cm" svg:y1="2.552cm" svg:x2="7.579cm" svg:y2="2.553cm">
          <text:p text:style-name="P6"><text:span text:style-name="T2">0</text:span><text:span text:style-name="T2">.</text:span><text:span text:style-name="T2">8</text:span><text:span text:style-name="T2">6</text:span><text:span text:style-name="T2">6 </text:span><text:span text:style-name="T2">m</text:span></text:p>
        </draw:measure>
        <draw:measure draw:style-name="gr15" draw:text-style-name="P7" draw:layer="measurelines" svg:x1="7.394cm" svg:y1="1.693cm" svg:x2="7.374cm" svg:y2="7.569cm">
          <text:p text:style-name="P7"><text:span text:style-name="T2"/></text:p>
          <text:p text:style-name="P7"><text:span text:style-name="T2"/></text:p>
        </draw:measure>
        <draw:frame draw:style-name="gr16" draw:text-style-name="P8" draw:layer="layout" svg:width="0.54cm" svg:height="0.239cm" svg:x="8.082cm" svg:y="4.402cm">
          <draw:text-box>
            <text:p text:style-name="P6"><text:span text:style-name="T2">0</text:span><text:span text:style-name="T2">.</text:span><text:span text:style-name="T2">9</text:span><text:span text:style-name="T2">0</text:span><text:span text:style-name="T2">m</text:span></text:p>
          </draw:text-box>
        </draw:frame>
        <draw:path draw:style-name="gr1" draw:text-style-name="P1" draw:layer="layout" svg:width="0.145cm" svg:height="0.145cm" svg:x="5.474cm" svg:y="13.765cm" svg:viewBox="0 0 146 146" svg:d="M73 146c19 0 37-8 51-22s22-32 22-51c0-20-8-38-22-52-14-13-32-21-51-21-20 0-38 8-52 21-13 14-21 32-21 52 0 19 8 37 21 51 14 14 32 22 52 22z">
          <text:p/>
        </draw:path>
        <draw:path draw:style-name="gr1" draw:text-style-name="P1" draw:layer="layout" svg:width="0.145cm" svg:height="0.144cm" svg:x="7.433cm" svg:y="14.404cm" svg:viewBox="0 0 146 145" svg:d="M73 145c20 0 38-7 52-21 13-13 21-31 21-51s-8-38-21-52c-14-13-32-21-52-21-19 0-38 8-52 21-13 14-21 32-21 52s8 38 21 51c14 14 33 21 52 21z">
          <text:p/>
        </draw:path>
        <draw:path draw:style-name="gr1" draw:text-style-name="P1" draw:layer="layout" svg:width="0.145cm" svg:height="0.144cm" svg:x="2.208cm" svg:y="16.323cm" svg:viewBox="0 0 146 145" svg:d="M73 145c20 0 38-7 52-21 13-13 21-31 21-51s-8-37-21-52c-14-13-32-21-52-21s-38 8-52 21c-13 15-21 32-21 52s8 38 21 51c14 14 32 21 52 21z">
          <text:p/>
        </draw:path>
        <draw:path draw:style-name="gr1" draw:text-style-name="P1" draw:layer="layout" svg:width="0.145cm" svg:height="0.145cm" svg:x="1.555cm" svg:y="11.206cm" svg:viewBox="0 0 146 146" svg:d="M73 146c19 0 37-8 51-21 14-14 22-32 22-52s-8-38-22-52c-14-13-32-21-51-21-20 0-38 8-52 21-13 14-21 32-21 52s8 38 21 52c14 13 32 21 52 21z">
          <text:p/>
        </draw:path>
        <draw:path draw:style-name="gr1" draw:text-style-name="P1" draw:layer="layout" svg:width="0.145cm" svg:height="0.145cm" svg:x="4.168cm" svg:y="13.125cm" svg:viewBox="0 0 146 146" svg:d="M73 146c19 0 37-8 51-21 14-14 22-32 22-52 0-19-8-38-22-52-14-13-32-21-51-21-20 0-38 8-52 21-13 14-21 33-21 52 0 20 8 38 21 52 14 13 32 21 52 21z">
          <text:p/>
        </draw:path>
        <draw:path draw:style-name="gr1" draw:text-style-name="P1" draw:layer="layout" svg:width="0.144cm" svg:height="0.145cm" svg:x="2.862cm" svg:y="11.206cm" svg:viewBox="0 0 145 146" svg:d="M73 146c19 0 37-8 50-21 15-14 22-32 22-52s-7-38-22-52c-13-13-31-21-50-21-20 0-38 8-52 21-13 14-21 32-21 52s8 38 21 52c14 13 32 21 52 21z">
          <text:p/>
        </draw:path>
        <draw:path draw:style-name="gr1" draw:text-style-name="P1" draw:layer="layout" svg:width="0.145cm" svg:height="0.145cm" svg:x="4.168cm" svg:y="13.765cm" svg:viewBox="0 0 146 146" svg:d="M73 146c19 0 37-8 51-22s22-32 22-51c0-20-8-38-22-52-14-13-32-21-51-21-20 0-38 8-52 21-13 14-21 32-21 52 0 19 8 37 21 51 14 14 32 22 52 22z">
          <text:p/>
        </draw:path>
        <draw:path draw:style-name="gr1" draw:text-style-name="P1" draw:layer="layout" svg:width="0.145cm" svg:height="0.145cm" svg:x="2.208cm" svg:y="11.846cm" svg:viewBox="0 0 146 146" svg:d="M73 146c20 0 38-8 52-21 13-14 21-32 21-52 0-19-8-37-21-51-14-14-32-22-52-22s-38 8-52 22c-13 14-21 32-21 51 0 20 8 38 21 52 14 13 32 21 52 21z">
          <text:p/>
        </draw:path>
        <draw:path draw:style-name="gr1" draw:text-style-name="P1" draw:layer="layout" svg:width="0.144cm" svg:height="0.145cm" svg:x="4.821cm" svg:y="11.206cm" svg:viewBox="0 0 145 146" svg:d="M73 146c20 0 38-8 51-21 14-14 21-32 21-52s-7-38-21-52c-13-13-31-21-51-21s-38 8-52 21c-13 14-21 32-21 52s8 38 21 52c14 13 32 21 52 21z">
          <text:p/>
        </draw:path>
        <draw:path draw:style-name="gr1" draw:text-style-name="P1" draw:layer="layout" svg:width="0.145cm" svg:height="0.144cm" svg:x="6.127cm" svg:y="15.044cm" svg:viewBox="0 0 146 145" svg:d="M73 145c20 0 38-7 52-21 13-13 21-31 21-51 0-19-8-37-21-51-14-14-32-22-52-22s-38 8-52 22c-13 14-21 32-21 51 0 20 8 38 21 51 14 14 32 21 52 21z">
          <text:p/>
        </draw:path>
        <draw:path draw:style-name="gr1" draw:text-style-name="P1" draw:layer="layout" svg:width="0.145cm" svg:height="0.145cm" svg:x="3.514cm" svg:y="10.567cm" svg:viewBox="0 0 146 146" svg:d="M73 146c20 0 38-8 52-22 13-14 21-32 21-51 0-20-8-38-21-52-14-13-32-21-52-21s-38 8-52 21c-13 14-21 32-21 52 0 19 8 37 21 51 14 14 32 22 52 22z">
          <text:p/>
        </draw:path>
        <draw:path draw:style-name="gr1" draw:text-style-name="P1" draw:layer="layout" svg:width="0.145cm" svg:height="0.144cm" svg:x="4.168cm" svg:y="14.404cm" svg:viewBox="0 0 146 145" svg:d="M73 145c19 0 37-7 51-21 14-13 22-31 22-51s-8-38-22-52c-14-13-32-21-51-21-20 0-38 8-52 21-13 14-21 32-21 52s8 38 21 51c14 14 32 21 52 21z">
          <text:p/>
        </draw:path>
        <draw:path draw:style-name="gr1" draw:text-style-name="P1" draw:layer="layout" svg:width="0.144cm" svg:height="0.145cm" svg:x="2.862cm" svg:y="13.125cm" svg:viewBox="0 0 145 146" svg:d="M73 146c19 0 37-8 50-21 15-14 22-32 22-52 0-19-7-38-22-52-13-13-31-21-50-21-20 0-38 8-52 21-13 14-21 33-21 52 0 20 8 38 21 52 14 13 32 21 52 21z">
          <text:p/>
        </draw:path>
        <draw:path draw:style-name="gr1" draw:text-style-name="P1" draw:layer="layout" svg:width="0.145cm" svg:height="0.145cm" svg:x="4.168cm" svg:y="11.206cm" svg:viewBox="0 0 146 146" svg:d="M73 146c19 0 37-8 51-21 14-14 22-32 22-52s-8-38-22-52c-14-13-32-21-51-21-20 0-38 8-52 21-13 14-21 32-21 52s8 38 21 52c14 13 32 21 52 21z">
          <text:p/>
        </draw:path>
        <draw:path draw:style-name="gr1" draw:text-style-name="P1" draw:layer="layout" svg:width="0.144cm" svg:height="0.145cm" svg:x="4.821cm" svg:y="12.486cm" svg:viewBox="0 0 145 146" svg:d="M73 146c20 0 38-8 51-21 14-14 21-33 21-52 0-20-7-38-21-52-13-13-31-21-51-21s-38 8-52 21c-13 14-21 32-21 52 0 19 8 38 21 52 14 13 32 21 52 21z">
          <text:p/>
        </draw:path>
        <draw:path draw:style-name="gr1" draw:text-style-name="P1" draw:layer="layout" svg:width="0.144cm" svg:height="0.144cm" svg:x="2.862cm" svg:y="14.404cm" svg:viewBox="0 0 145 145" svg:d="M73 145c19 0 37-7 50-21 15-13 22-31 22-51s-7-38-22-52c-13-13-31-21-50-21-20 0-38 8-52 21-13 14-21 32-21 52s8 38 21 51c14 14 32 21 52 21z">
          <text:p/>
        </draw:path>
        <draw:path draw:style-name="gr1" draw:text-style-name="P1" draw:layer="layout" svg:width="0.145cm" svg:height="0.145cm" svg:x="3.514cm" svg:y="11.206cm" svg:viewBox="0 0 146 146" svg:d="M73 146c20 0 38-8 52-21 13-14 21-32 21-52s-8-38-21-52c-14-13-32-21-52-21s-38 8-52 21c-13 14-21 32-21 52s8 38 21 52c14 13 32 21 52 21z">
          <text:p/>
        </draw:path>
        <draw:path draw:style-name="gr1" draw:text-style-name="P1" draw:layer="layout" svg:width="0.145cm" svg:height="0.145cm" svg:x="5.474cm" svg:y="13.125cm" svg:viewBox="0 0 146 146" svg:d="M73 146c19 0 37-8 51-21 14-14 22-32 22-52 0-19-8-38-22-52-14-13-32-21-51-21-20 0-38 8-52 21-13 14-21 33-21 52 0 20 8 38 21 52 14 13 32 21 52 21z">
          <text:p/>
        </draw:path>
        <draw:path draw:style-name="gr1" draw:text-style-name="P1" draw:layer="layout" svg:width="0.145cm" svg:height="0.145cm" svg:x="6.127cm" svg:y="10.567cm" svg:viewBox="0 0 146 146" svg:d="M73 146c20 0 38-8 52-22 13-14 21-32 21-51 0-20-8-38-21-52-14-13-32-21-52-21s-38 8-52 21c-13 14-21 32-21 52 0 19 8 37 21 51 14 14 32 22 52 22z">
          <text:p/>
        </draw:path>
        <draw:path draw:style-name="gr1" draw:text-style-name="P1" draw:layer="layout" svg:width="0.145cm" svg:height="0.145cm" svg:x="3.514cm" svg:y="13.125cm" svg:viewBox="0 0 146 146" svg:d="M73 146c20 0 38-8 52-21 13-14 21-32 21-52 0-19-8-38-21-52-14-13-32-21-52-21s-38 8-52 21c-13 14-21 33-21 52 0 20 8 38 21 52 14 13 32 21 52 21z">
          <text:p/>
        </draw:path>
        <draw:path draw:style-name="gr1" draw:text-style-name="P1" draw:layer="layout" svg:width="0.145cm" svg:height="0.145cm" svg:x="1.555cm" svg:y="11.846cm" svg:viewBox="0 0 146 146" svg:d="M73 146c19 0 37-8 51-21 14-14 22-32 22-52 0-19-8-37-22-51s-32-22-51-22c-20 0-38 8-52 22-13 14-21 32-21 51 0 20 8 38 21 52 14 13 32 21 52 21z">
          <text:p/>
        </draw:path>
        <draw:path draw:style-name="gr1" draw:text-style-name="P1" draw:layer="layout" svg:width="0.145cm" svg:height="0.145cm" svg:x="7.433cm" svg:y="13.765cm" svg:viewBox="0 0 146 146" svg:d="M73 146c20 0 38-8 52-22 13-14 21-32 21-51 0-20-8-38-21-52-14-13-32-21-52-21-19 0-38 8-52 21-13 14-21 32-21 52 0 19 8 37 21 51 14 14 33 22 52 22z">
          <text:p/>
        </draw:path>
        <draw:path draw:style-name="gr1" draw:text-style-name="P1" draw:layer="layout" svg:width="0.145cm" svg:height="0.145cm" svg:x="1.555cm" svg:y="12.486cm" svg:viewBox="0 0 146 146" svg:d="M73 146c19 0 37-8 51-21 14-14 22-33 22-52 0-20-8-38-22-52-14-13-32-21-51-21-20 0-38 8-52 21-13 14-21 32-21 52 0 19 8 38 21 52 14 13 32 21 52 21z">
          <text:p/>
        </draw:path>
        <draw:path draw:style-name="gr1" draw:text-style-name="P1" draw:layer="layout" svg:width="0.145cm" svg:height="0.144cm" svg:x="1.555cm" svg:y="14.404cm" svg:viewBox="0 0 146 145" svg:d="M73 145c19 0 37-7 51-21 14-13 22-31 22-51s-8-38-22-52c-14-13-32-21-51-21-20 0-38 8-52 21-13 14-21 32-21 52s8 38 21 51c14 14 32 21 52 21z">
          <text:p/>
        </draw:path>
        <draw:path draw:style-name="gr1" draw:text-style-name="P1" draw:layer="layout" svg:width="0.145cm" svg:height="0.145cm" svg:x="4.168cm" svg:y="11.846cm" svg:viewBox="0 0 146 146" svg:d="M73 146c19 0 37-8 51-21 14-14 22-32 22-52 0-19-8-37-22-51s-32-22-51-22c-20 0-38 8-52 22-13 14-21 32-21 51 0 20 8 38 21 52 14 13 32 21 52 21z">
          <text:p/>
        </draw:path>
        <draw:path draw:style-name="gr1" draw:text-style-name="P1" draw:layer="layout" svg:width="0.145cm" svg:height="0.144cm" svg:x="5.474cm" svg:y="15.684cm" svg:viewBox="0 0 146 145" svg:d="M73 145c19 0 37-7 51-21 14-13 22-31 22-51s-8-38-22-52c-14-13-32-21-51-21-20 0-38 8-52 21-13 14-21 32-21 52s8 38 21 51c14 14 32 21 52 21z">
          <text:p/>
        </draw:path>
        <draw:path draw:style-name="gr1" draw:text-style-name="P1" draw:layer="layout" svg:width="0.145cm" svg:height="0.145cm" svg:x="6.127cm" svg:y="11.206cm" svg:viewBox="0 0 146 146" svg:d="M73 146c20 0 38-8 52-21 13-14 21-32 21-52s-8-38-21-52c-14-13-32-21-52-21s-38 8-52 21c-13 14-21 32-21 52s8 38 21 52c14 13 32 21 52 21z">
          <text:p/>
        </draw:path>
        <draw:path draw:style-name="gr1" draw:text-style-name="P1" draw:layer="layout" svg:width="0.145cm" svg:height="0.145cm" svg:x="7.433cm" svg:y="11.846cm" svg:viewBox="0 0 146 146" svg:d="M73 146c20 0 38-8 52-21 13-14 21-32 21-52 0-19-8-37-21-51-14-14-32-22-52-22-19 0-38 8-52 22-13 14-21 32-21 51 0 20 8 38 21 52 14 13 33 21 52 21z">
          <text:p/>
        </draw:path>
        <draw:path draw:style-name="gr1" draw:text-style-name="P1" draw:layer="layout" svg:width="0.145cm" svg:height="0.145cm" svg:x="3.514cm" svg:y="13.765cm" svg:viewBox="0 0 146 146" svg:d="M73 146c20 0 38-8 52-22 13-14 21-32 21-51 0-20-8-38-21-52-14-13-32-21-52-21s-38 8-52 21c-13 14-21 32-21 52 0 19 8 37 21 51 14 14 32 22 52 22z">
          <text:p/>
        </draw:path>
        <draw:path draw:style-name="gr1" draw:text-style-name="P1" draw:layer="layout" svg:width="0.145cm" svg:height="0.144cm" svg:x="5.474cm" svg:y="16.323cm" svg:viewBox="0 0 146 145" svg:d="M73 145c19 0 37-7 51-21 14-13 22-31 22-51s-8-37-22-52c-14-13-32-21-51-21-20 0-38 8-52 21-13 15-21 32-21 52s8 38 21 51c14 14 32 21 52 21z">
          <text:p/>
        </draw:path>
        <draw:path draw:style-name="gr1" draw:text-style-name="P1" draw:layer="layout" svg:width="0.144cm" svg:height="0.145cm" svg:x="6.78cm" svg:y="10.567cm" svg:viewBox="0 0 145 146" svg:d="M73 146c19 0 37-8 50-22 15-14 22-32 22-51 0-20-7-38-22-52-13-13-31-21-50-21-20 0-38 8-52 21-13 14-21 32-21 52 0 19 8 37 21 51 14 14 32 22 52 22z">
          <text:p/>
        </draw:path>
        <draw:path draw:style-name="gr1" draw:text-style-name="P1" draw:layer="layout" svg:width="0.144cm" svg:height="0.144cm" svg:x="4.821cm" svg:y="14.404cm" svg:viewBox="0 0 145 145" svg:d="M73 145c20 0 38-7 51-21 14-13 21-31 21-51s-7-38-21-52c-13-13-31-21-51-21s-38 8-52 21c-13 14-21 32-21 52s8 38 21 51c14 14 32 21 52 21z">
          <text:p/>
        </draw:path>
        <draw:path draw:style-name="gr1" draw:text-style-name="P1" draw:layer="layout" svg:width="0.144cm" svg:height="0.145cm" svg:x="2.862cm" svg:y="10.567cm" svg:viewBox="0 0 145 146" svg:d="M73 146c19 0 37-8 50-22 15-14 22-32 22-51 0-20-7-38-22-52-13-13-31-21-50-21-20 0-38 8-52 21-13 14-21 32-21 52 0 19 8 37 21 51 14 14 32 22 52 22z">
          <text:p/>
        </draw:path>
        <draw:path draw:style-name="gr1" draw:text-style-name="P1" draw:layer="layout" svg:width="0.144cm" svg:height="0.145cm" svg:x="2.862cm" svg:y="12.486cm" svg:viewBox="0 0 145 146" svg:d="M73 146c19 0 37-8 50-21 15-14 22-33 22-52 0-20-7-38-22-52-13-13-31-21-50-21-20 0-38 8-52 21-13 14-21 32-21 52 0 19 8 38 21 52 14 13 32 21 52 21z">
          <text:p/>
        </draw:path>
        <draw:path draw:style-name="gr1" draw:text-style-name="P1" draw:layer="layout" svg:width="0.144cm" svg:height="0.145cm" svg:x="2.862cm" svg:y="11.846cm" svg:viewBox="0 0 145 146" svg:d="M73 146c19 0 37-8 50-21 15-14 22-32 22-52 0-19-7-37-22-51-13-14-31-22-50-22-20 0-38 8-52 22-13 14-21 32-21 51 0 20 8 38 21 52 14 13 32 21 52 21z">
          <text:p/>
        </draw:path>
        <draw:path draw:style-name="gr1" draw:text-style-name="P1" draw:layer="layout" svg:width="0.145cm" svg:height="0.144cm" svg:x="6.127cm" svg:y="14.404cm" svg:viewBox="0 0 146 145" svg:d="M73 145c20 0 38-7 52-21 13-13 21-31 21-51s-8-38-21-52c-14-13-32-21-52-21s-38 8-52 21c-13 14-21 32-21 52s8 38 21 51c14 14 32 21 52 21z">
          <text:p/>
        </draw:path>
        <draw:path draw:style-name="gr1" draw:text-style-name="P1" draw:layer="layout" svg:width="0.144cm" svg:height="0.145cm" svg:x="6.78cm" svg:y="13.125cm" svg:viewBox="0 0 145 146" svg:d="M73 146c19 0 37-8 50-21 15-14 22-32 22-52 0-19-7-38-22-52-13-13-31-21-50-21-20 0-38 8-52 21-13 14-21 33-21 52 0 20 8 38 21 52 14 13 32 21 52 21z">
          <text:p/>
        </draw:path>
        <draw:path draw:style-name="gr1" draw:text-style-name="P1" draw:layer="layout" svg:width="0.144cm" svg:height="0.144cm" svg:x="4.821cm" svg:y="15.684cm" svg:viewBox="0 0 145 145" svg:d="M73 145c20 0 38-7 51-21 14-13 21-31 21-51s-7-38-21-52c-13-13-31-21-51-21s-38 8-52 21c-13 14-21 32-21 52s8 38 21 51c14 14 32 21 52 21z">
          <text:p/>
        </draw:path>
        <draw:path draw:style-name="gr1" draw:text-style-name="P1" draw:layer="layout" svg:width="0.145cm" svg:height="0.145cm" svg:x="1.555cm" svg:y="13.125cm" svg:viewBox="0 0 146 146" svg:d="M73 146c19 0 37-8 51-21 14-14 22-32 22-52 0-19-8-38-22-52-14-13-32-21-51-21-20 0-38 8-52 21-13 14-21 33-21 52 0 20 8 38 21 52 14 13 32 21 52 21z">
          <text:p/>
        </draw:path>
        <draw:path draw:style-name="gr1" draw:text-style-name="P1" draw:layer="layout" svg:width="0.145cm" svg:height="0.144cm" svg:x="4.168cm" svg:y="15.684cm" svg:viewBox="0 0 146 145" svg:d="M73 145c19 0 37-7 51-21 14-13 22-31 22-51s-8-38-22-52c-14-13-32-21-51-21-20 0-38 8-52 21-13 14-21 32-21 52s8 38 21 51c14 14 32 21 52 21z">
          <text:p/>
        </draw:path>
        <draw:path draw:style-name="gr1" draw:text-style-name="P1" draw:layer="layout" svg:width="0.145cm" svg:height="0.145cm" svg:x="2.208cm" svg:y="12.486cm" svg:viewBox="0 0 146 146" svg:d="M73 146c20 0 38-8 52-21 13-14 21-33 21-52 0-20-8-38-21-52-14-13-32-21-52-21s-38 8-52 21c-13 14-21 32-21 52 0 19 8 38 21 52 14 13 32 21 52 21z">
          <text:p/>
        </draw:path>
        <draw:path draw:style-name="gr1" draw:text-style-name="P1" draw:layer="layout" svg:width="0.145cm" svg:height="0.144cm" svg:x="3.514cm" svg:y="15.684cm" svg:viewBox="0 0 146 145" svg:d="M73 145c20 0 38-7 52-21 13-13 21-31 21-51s-8-38-21-52c-14-13-32-21-52-21s-38 8-52 21c-13 14-21 32-21 52s8 38 21 51c14 14 32 21 52 21z">
          <text:p/>
        </draw:path>
        <draw:path draw:style-name="gr1" draw:text-style-name="P1" draw:layer="layout" svg:width="0.145cm" svg:height="0.145cm" svg:x="2.208cm" svg:y="10.567cm" svg:viewBox="0 0 146 146" svg:d="M73 146c20 0 38-8 52-22 13-14 21-32 21-51 0-20-8-38-21-52-14-13-32-21-52-21s-38 8-52 21c-13 14-21 32-21 52 0 19 8 37 21 51 14 14 32 22 52 22z">
          <text:p/>
        </draw:path>
        <draw:path draw:style-name="gr1" draw:text-style-name="P1" draw:layer="layout" svg:width="0.145cm" svg:height="0.145cm" svg:x="6.127cm" svg:y="12.486cm" svg:viewBox="0 0 146 146" svg:d="M73 146c20 0 38-8 52-21 13-14 21-33 21-52 0-20-8-38-21-52-14-13-32-21-52-21s-38 8-52 21c-13 14-21 32-21 52 0 19 8 38 21 52 14 13 32 21 52 21z">
          <text:p/>
        </draw:path>
        <draw:path draw:style-name="gr1" draw:text-style-name="P1" draw:layer="layout" svg:width="0.145cm" svg:height="0.144cm" svg:x="4.168cm" svg:y="16.323cm" svg:viewBox="0 0 146 145" svg:d="M73 145c19 0 37-7 51-21 14-13 22-31 22-51s-8-37-22-52c-14-13-32-21-51-21-20 0-38 8-52 21-13 15-21 32-21 52s8 38 21 51c14 14 32 21 52 21z">
          <text:p/>
        </draw:path>
        <draw:path draw:style-name="gr1" draw:text-style-name="P1" draw:layer="layout" svg:width="0.145cm" svg:height="0.145cm" svg:x="5.474cm" svg:y="11.846cm" svg:viewBox="0 0 146 146" svg:d="M73 146c19 0 37-8 51-21 14-14 22-32 22-52 0-19-8-37-22-51s-32-22-51-22c-20 0-38 8-52 22-13 14-21 32-21 51 0 20 8 38 21 52 14 13 32 21 52 21z">
          <text:p/>
        </draw:path>
        <draw:path draw:style-name="gr1" draw:text-style-name="P1" draw:layer="layout" svg:width="0.144cm" svg:height="0.144cm" svg:x="6.78cm" svg:y="16.323cm" svg:viewBox="0 0 145 145" svg:d="M73 145c19 0 37-7 50-21 15-13 22-31 22-51s-7-37-22-52c-13-13-31-21-50-21-20 0-38 8-52 21-13 15-21 32-21 52s8 38 21 51c14 14 32 21 52 21z">
          <text:p/>
        </draw:path>
        <draw:path draw:style-name="gr1" draw:text-style-name="P1" draw:layer="layout" svg:width="0.145cm" svg:height="0.144cm" svg:x="7.433cm" svg:y="15.044cm" svg:viewBox="0 0 146 145" svg:d="M73 145c20 0 38-7 52-21 13-13 21-31 21-51 0-19-8-37-21-51-14-14-32-22-52-22-19 0-38 8-52 22-13 14-21 32-21 51 0 20 8 38 21 51 14 14 33 21 52 21z">
          <text:p/>
        </draw:path>
        <draw:path draw:style-name="gr1" draw:text-style-name="P1" draw:layer="layout" svg:width="0.145cm" svg:height="0.144cm" svg:x="7.433cm" svg:y="15.684cm" svg:viewBox="0 0 146 145" svg:d="M73 145c20 0 38-7 52-21 13-13 21-31 21-51s-8-38-21-52c-14-13-32-21-52-21-19 0-38 8-52 21-13 14-21 32-21 52s8 38 21 51c14 14 33 21 52 21z">
          <text:p/>
        </draw:path>
        <draw:path draw:style-name="gr1" draw:text-style-name="P1" draw:layer="layout" svg:width="0.145cm" svg:height="0.145cm" svg:x="5.474cm" svg:y="11.206cm" svg:viewBox="0 0 146 146" svg:d="M73 146c19 0 37-8 51-21 14-14 22-32 22-52s-8-38-22-52c-14-13-32-21-51-21-20 0-38 8-52 21-13 14-21 32-21 52s8 38 21 52c14 13 32 21 52 21z">
          <text:p/>
        </draw:path>
        <draw:path draw:style-name="gr1" draw:text-style-name="P1" draw:layer="layout" svg:width="0.145cm" svg:height="0.145cm" svg:x="6.127cm" svg:y="11.846cm" svg:viewBox="0 0 146 146" svg:d="M73 146c20 0 38-8 52-21 13-14 21-32 21-52 0-19-8-37-21-51-14-14-32-22-52-22s-38 8-52 22c-13 14-21 32-21 51 0 20 8 38 21 52 14 13 32 21 52 21z">
          <text:p/>
        </draw:path>
        <draw:path draw:style-name="gr1" draw:text-style-name="P1" draw:layer="layout" svg:width="0.145cm" svg:height="0.145cm" svg:x="6.127cm" svg:y="13.125cm" svg:viewBox="0 0 146 146" svg:d="M73 146c20 0 38-8 52-21 13-14 21-32 21-52 0-19-8-38-21-52-14-13-32-21-52-21s-38 8-52 21c-13 14-21 33-21 52 0 20 8 38 21 52 14 13 32 21 52 21z">
          <text:p/>
        </draw:path>
        <draw:path draw:style-name="gr1" draw:text-style-name="P1" draw:layer="layout" svg:width="0.144cm" svg:height="0.145cm" svg:x="6.78cm" svg:y="13.765cm" svg:viewBox="0 0 145 146" svg:d="M73 146c19 0 37-8 50-22 15-14 22-32 22-51 0-20-7-38-22-52-13-13-31-21-50-21-20 0-38 8-52 21-13 14-21 32-21 52 0 19 8 37 21 51 14 14 32 22 52 22z">
          <text:p/>
        </draw:path>
        <draw:path draw:style-name="gr1" draw:text-style-name="P1" draw:layer="layout" svg:width="0.145cm" svg:height="0.145cm" svg:x="4.168cm" svg:y="12.486cm" svg:viewBox="0 0 146 146" svg:d="M73 146c19 0 37-8 51-21 14-14 22-33 22-52 0-20-8-38-22-52-14-13-32-21-51-21-20 0-38 8-52 21-13 14-21 32-21 52 0 19 8 38 21 52 14 13 32 21 52 21z">
          <text:p/>
        </draw:path>
        <draw:path draw:style-name="gr1" draw:text-style-name="P1" draw:layer="layout" svg:width="0.145cm" svg:height="0.144cm" svg:x="5.474cm" svg:y="15.044cm" svg:viewBox="0 0 146 145" svg:d="M73 145c19 0 37-7 51-21 14-13 22-31 22-51 0-19-8-37-22-51s-32-22-51-22c-20 0-38 8-52 22-13 14-21 32-21 51 0 20 8 38 21 51 14 14 32 21 52 21z">
          <text:p/>
        </draw:path>
        <draw:path draw:style-name="gr1" draw:text-style-name="P1" draw:layer="layout" svg:width="0.144cm" svg:height="0.145cm" svg:x="4.821cm" svg:y="11.846cm" svg:viewBox="0 0 145 146" svg:d="M73 146c20 0 38-8 51-21 14-14 21-32 21-52 0-19-7-37-21-51-13-14-31-22-51-22s-38 8-52 22c-13 14-21 32-21 51 0 20 8 38 21 52 14 13 32 21 52 21z">
          <text:p/>
        </draw:path>
        <draw:path draw:style-name="gr1" draw:text-style-name="P1" draw:layer="layout" svg:width="0.144cm" svg:height="0.145cm" svg:x="6.78cm" svg:y="12.486cm" svg:viewBox="0 0 145 146" svg:d="M73 146c19 0 37-8 50-21 15-14 22-33 22-52 0-20-7-38-22-52-13-13-31-21-50-21-20 0-38 8-52 21-13 14-21 32-21 52 0 19 8 38 21 52 14 13 32 21 52 21z">
          <text:p/>
        </draw:path>
        <draw:path draw:style-name="gr1" draw:text-style-name="P1" draw:layer="layout" svg:width="0.145cm" svg:height="0.145cm" svg:x="2.208cm" svg:y="13.125cm" svg:viewBox="0 0 146 146" svg:d="M73 146c20 0 38-8 52-21 13-14 21-32 21-52 0-19-8-38-21-52-14-13-32-21-52-21s-38 8-52 21c-13 14-21 33-21 52 0 20 8 38 21 52 14 13 32 21 52 21z">
          <text:p/>
        </draw:path>
        <draw:path draw:style-name="gr1" draw:text-style-name="P1" draw:layer="layout" svg:width="0.144cm" svg:height="0.145cm" svg:x="4.821cm" svg:y="10.567cm" svg:viewBox="0 0 145 146" svg:d="M73 146c20 0 38-8 51-22 14-14 21-32 21-51 0-20-7-38-21-52-13-13-31-21-51-21s-38 8-52 21c-13 14-21 32-21 52 0 19 8 37 21 51 14 14 32 22 52 22z">
          <text:p/>
        </draw:path>
        <draw:path draw:style-name="gr1" draw:text-style-name="P1" draw:layer="layout" svg:width="0.145cm" svg:height="0.144cm" svg:x="1.555cm" svg:y="15.044cm" svg:viewBox="0 0 146 145" svg:d="M73 145c19 0 37-7 51-21 14-13 22-31 22-51 0-19-8-37-22-51s-32-22-51-22c-20 0-38 8-52 22-13 14-21 32-21 51 0 20 8 38 21 51 14 14 32 21 52 21z">
          <text:p/>
        </draw:path>
        <draw:path draw:style-name="gr1" draw:text-style-name="P1" draw:layer="layout" svg:width="0.144cm" svg:height="0.144cm" svg:x="6.78cm" svg:y="14.404cm" svg:viewBox="0 0 145 145" svg:d="M73 145c19 0 37-7 50-21 15-13 22-31 22-51s-7-38-22-52c-13-13-31-21-50-21-20 0-38 8-52 21-13 14-21 32-21 52s8 38 21 51c14 14 32 21 52 21z">
          <text:p/>
        </draw:path>
        <draw:path draw:style-name="gr1" draw:text-style-name="P1" draw:layer="layout" svg:width="0.145cm" svg:height="0.145cm" svg:x="5.474cm" svg:y="10.567cm" svg:viewBox="0 0 146 146" svg:d="M73 146c19 0 37-8 51-22s22-32 22-51c0-20-8-38-22-52-14-13-32-21-51-21-20 0-38 8-52 21-13 14-21 32-21 52 0 19 8 37 21 51 14 14 32 22 52 22z">
          <text:p/>
        </draw:path>
        <draw:path draw:style-name="gr1" draw:text-style-name="P1" draw:layer="layout" svg:width="0.144cm" svg:height="0.144cm" svg:x="2.862cm" svg:y="16.323cm" svg:viewBox="0 0 145 145" svg:d="M73 145c19 0 37-7 50-21 15-13 22-31 22-51s-7-37-22-52c-13-13-31-21-50-21-20 0-38 8-52 21-13 15-21 32-21 52s8 38 21 51c14 14 32 21 52 21z">
          <text:p/>
        </draw:path>
        <draw:path draw:style-name="gr1" draw:text-style-name="P1" draw:layer="layout" svg:width="0.144cm" svg:height="0.145cm" svg:x="2.862cm" svg:y="13.765cm" svg:viewBox="0 0 145 146" svg:d="M73 146c19 0 37-8 50-22 15-14 22-32 22-51 0-20-7-38-22-52-13-13-31-21-50-21-20 0-38 8-52 21-13 14-21 32-21 52 0 19 8 37 21 51 14 14 32 22 52 22z">
          <text:p/>
        </draw:path>
        <draw:path draw:style-name="gr1" draw:text-style-name="P1" draw:layer="layout" svg:width="0.145cm" svg:height="0.144cm" svg:x="6.127cm" svg:y="16.323cm" svg:viewBox="0 0 146 145" svg:d="M73 145c20 0 38-7 52-21 13-13 21-31 21-51s-8-37-21-52c-14-13-32-21-52-21s-38 8-52 21c-13 15-21 32-21 52s8 38 21 51c14 14 32 21 52 21z">
          <text:p/>
        </draw:path>
        <draw:path draw:style-name="gr1" draw:text-style-name="P1" draw:layer="layout" svg:width="0.145cm" svg:height="0.145cm" svg:x="2.208cm" svg:y="13.765cm" svg:viewBox="0 0 146 146" svg:d="M73 146c20 0 38-8 52-22 13-14 21-32 21-51 0-20-8-38-21-52-14-13-32-21-52-21s-38 8-52 21c-13 14-21 32-21 52 0 19 8 37 21 51 14 14 32 22 52 22z">
          <text:p/>
        </draw:path>
        <draw:path draw:style-name="gr1" draw:text-style-name="P1" draw:layer="layout" svg:width="0.144cm" svg:height="0.144cm" svg:x="2.862cm" svg:y="15.044cm" svg:viewBox="0 0 145 145" svg:d="M73 145c19 0 37-7 50-21 15-13 22-31 22-51 0-19-7-37-22-51-13-14-31-22-50-22-20 0-38 8-52 22-13 14-21 32-21 51 0 20 8 38 21 51 14 14 32 21 52 21z">
          <text:p/>
        </draw:path>
        <draw:path draw:style-name="gr1" draw:text-style-name="P1" draw:layer="layout" svg:width="0.144cm" svg:height="0.145cm" svg:x="6.78cm" svg:y="11.846cm" svg:viewBox="0 0 145 146" svg:d="M73 146c19 0 37-8 50-21 15-14 22-32 22-52 0-19-7-37-22-51-13-14-31-22-50-22-20 0-38 8-52 22-13 14-21 32-21 51 0 20 8 38 21 52 14 13 32 21 52 21z">
          <text:p/>
        </draw:path>
        <draw:path draw:style-name="gr1" draw:text-style-name="P1" draw:layer="layout" svg:width="0.144cm" svg:height="0.144cm" svg:x="4.821cm" svg:y="15.044cm" svg:viewBox="0 0 145 145" svg:d="M73 145c20 0 38-7 51-21 14-13 21-31 21-51 0-19-7-37-21-51-13-14-31-22-51-22s-38 8-52 22c-13 14-21 32-21 51 0 20 8 38 21 51 14 14 32 21 52 21z">
          <text:p/>
        </draw:path>
        <draw:path draw:style-name="gr1" draw:text-style-name="P1" draw:layer="layout" svg:width="0.145cm" svg:height="0.145cm" svg:x="3.514cm" svg:y="11.846cm" svg:viewBox="0 0 146 146" svg:d="M73 146c20 0 38-8 52-21 13-14 21-32 21-52 0-19-8-37-21-51-14-14-32-22-52-22s-38 8-52 22c-13 14-21 32-21 51 0 20 8 38 21 52 14 13 32 21 52 21z">
          <text:p/>
        </draw:path>
        <draw:path draw:style-name="gr1" draw:text-style-name="P1" draw:layer="layout" svg:width="0.144cm" svg:height="0.144cm" svg:x="2.862cm" svg:y="15.684cm" svg:viewBox="0 0 145 145" svg:d="M73 145c19 0 37-7 50-21 15-13 22-31 22-51s-7-38-22-52c-13-13-31-21-50-21-20 0-38 8-52 21-13 14-21 32-21 52s8 38 21 51c14 14 32 21 52 21z">
          <text:p/>
        </draw:path>
        <draw:path draw:style-name="gr1" draw:text-style-name="P1" draw:layer="layout" svg:width="0.144cm" svg:height="0.144cm" svg:x="6.78cm" svg:y="15.044cm" svg:viewBox="0 0 145 145" svg:d="M73 145c19 0 37-7 50-21 15-13 22-31 22-51 0-19-7-37-22-51-13-14-31-22-50-22-20 0-38 8-52 22-13 14-21 32-21 51 0 20 8 38 21 51 14 14 32 21 52 21z">
          <text:p/>
        </draw:path>
        <draw:path draw:style-name="gr1" draw:text-style-name="P1" draw:layer="layout" svg:width="0.145cm" svg:height="0.144cm" svg:x="3.514cm" svg:y="15.044cm" svg:viewBox="0 0 146 145" svg:d="M73 145c20 0 38-7 52-21 13-13 21-31 21-51 0-19-8-37-21-51-14-14-32-22-52-22s-38 8-52 22c-13 14-21 32-21 51 0 20 8 38 21 51 14 14 32 21 52 21z">
          <text:p/>
        </draw:path>
        <draw:path draw:style-name="gr1" draw:text-style-name="P1" draw:layer="layout" svg:width="0.145cm" svg:height="0.144cm" svg:x="2.208cm" svg:y="15.044cm" svg:viewBox="0 0 146 145" svg:d="M73 145c20 0 38-7 52-21 13-13 21-31 21-51 0-19-8-37-21-51-14-14-32-22-52-22s-38 8-52 22c-13 14-21 32-21 51 0 20 8 38 21 51 14 14 32 21 52 21z">
          <text:p/>
        </draw:path>
        <draw:path draw:style-name="gr1" draw:text-style-name="P1" draw:layer="layout" svg:width="0.144cm" svg:height="0.145cm" svg:x="4.821cm" svg:y="13.765cm" svg:viewBox="0 0 145 146" svg:d="M73 146c20 0 38-8 51-22 14-14 21-32 21-51 0-20-7-38-21-52-13-13-31-21-51-21s-38 8-52 21c-13 14-21 32-21 52 0 19 8 37 21 51 14 14 32 22 52 22z">
          <text:p/>
        </draw:path>
        <draw:path draw:style-name="gr1" draw:text-style-name="P1" draw:layer="layout" svg:width="0.145cm" svg:height="0.145cm" svg:x="7.433cm" svg:y="11.206cm" svg:viewBox="0 0 146 146" svg:d="M73 146c20 0 38-8 52-21 13-14 21-32 21-52s-8-38-21-52c-14-13-32-21-52-21-19 0-38 8-52 21-13 14-21 32-21 52s8 38 21 52c14 13 33 21 52 21z">
          <text:p/>
        </draw:path>
        <draw:path draw:style-name="gr1" draw:text-style-name="P1" draw:layer="layout" svg:width="0.145cm" svg:height="0.144cm" svg:x="2.208cm" svg:y="14.404cm" svg:viewBox="0 0 146 145" svg:d="M73 145c20 0 38-7 52-21 13-13 21-31 21-51s-8-38-21-52c-14-13-32-21-52-21s-38 8-52 21c-13 14-21 32-21 52s8 38 21 51c14 14 32 21 52 21z">
          <text:p/>
        </draw:path>
        <draw:path draw:style-name="gr1" draw:text-style-name="P1" draw:layer="layout" svg:width="0.145cm" svg:height="0.144cm" svg:x="3.514cm" svg:y="16.323cm" svg:viewBox="0 0 146 145" svg:d="M73 145c20 0 38-7 52-21 13-13 21-31 21-51s-8-37-21-52c-14-13-32-21-52-21s-38 8-52 21c-13 15-21 32-21 52s8 38 21 51c14 14 32 21 52 21z">
          <text:p/>
        </draw:path>
        <draw:path draw:style-name="gr1" draw:text-style-name="P1" draw:layer="layout" svg:width="0.145cm" svg:height="0.144cm" svg:x="4.168cm" svg:y="15.044cm" svg:viewBox="0 0 146 145" svg:d="M73 145c19 0 37-7 51-21 14-13 22-31 22-51 0-19-8-37-22-51s-32-22-51-22c-20 0-38 8-52 22-13 14-21 32-21 51 0 20 8 38 21 51 14 14 32 21 52 21z">
          <text:p/>
        </draw:path>
        <draw:path draw:style-name="gr1" draw:text-style-name="P1" draw:layer="layout" svg:width="0.145cm" svg:height="0.144cm" svg:x="6.127cm" svg:y="15.684cm" svg:viewBox="0 0 146 145" svg:d="M73 145c20 0 38-7 52-21 13-13 21-31 21-51s-8-38-21-52c-14-13-32-21-52-21s-38 8-52 21c-13 14-21 32-21 52s8 38 21 51c14 14 32 21 52 21z">
          <text:p/>
        </draw:path>
        <draw:path draw:style-name="gr1" draw:text-style-name="P1" draw:layer="layout" svg:width="0.145cm" svg:height="0.144cm" svg:x="1.555cm" svg:y="15.684cm" svg:viewBox="0 0 146 145" svg:d="M73 145c19 0 37-7 51-21 14-13 22-31 22-51s-8-38-22-52c-14-13-32-21-51-21-20 0-38 8-52 21-13 14-21 32-21 52s8 38 21 51c14 14 32 21 52 21z">
          <text:p/>
        </draw:path>
        <draw:path draw:style-name="gr1" draw:text-style-name="P1" draw:layer="layout" svg:width="0.145cm" svg:height="0.145cm" svg:x="6.127cm" svg:y="13.765cm" svg:viewBox="0 0 146 146" svg:d="M73 146c20 0 38-8 52-22 13-14 21-32 21-51 0-20-8-38-21-52-14-13-32-21-52-21s-38 8-52 21c-13 14-21 32-21 52 0 19 8 37 21 51 14 14 32 22 52 22z">
          <text:p/>
        </draw:path>
        <draw:path draw:style-name="gr1" draw:text-style-name="P1" draw:layer="layout" svg:width="0.144cm" svg:height="0.145cm" svg:x="4.821cm" svg:y="13.125cm" svg:viewBox="0 0 145 146" svg:d="M73 146c20 0 38-8 51-21 14-14 21-32 21-52 0-19-7-38-21-52-13-13-31-21-51-21s-38 8-52 21c-13 14-21 33-21 52 0 20 8 38 21 52 14 13 32 21 52 21z">
          <text:p/>
        </draw:path>
        <draw:path draw:style-name="gr1" draw:text-style-name="P1" draw:layer="layout" svg:width="0.145cm" svg:height="0.145cm" svg:x="7.433cm" svg:y="12.486cm" svg:viewBox="0 0 146 146" svg:d="M73 146c20 0 38-8 52-21 13-14 21-33 21-52 0-20-8-38-21-52-14-13-32-21-52-21-19 0-38 8-52 21-13 14-21 32-21 52 0 19 8 38 21 52 14 13 33 21 52 21z">
          <text:p/>
        </draw:path>
        <draw:polygon draw:style-name="gr2" draw:text-style-name="P2" draw:layer="layout" svg:width="0cm" svg:height="0.083cm" svg:x="1.544cm" svg:y="16.803cm" svg:viewBox="0 0 0 84" draw:points="0,0 0,84">
          <text:p/>
        </draw:polygon>
        <draw:line draw:style-name="gr3" draw:text-style-name="P3" draw:layer="layout" svg:x1="1.544cm" svg:y1="16.803cm" svg:x2="1.544cm" svg:y2="16.887cm">
          <text:p/>
        </draw:line>
        <draw:polygon draw:style-name="gr2" draw:text-style-name="P2" draw:layer="layout" svg:width="0cm" svg:height="0.083cm" svg:x="2.941cm" svg:y="16.803cm" svg:viewBox="0 0 0 84" draw:points="0,0 0,84">
          <text:p/>
        </draw:polygon>
        <draw:line draw:style-name="gr3" draw:text-style-name="P3" draw:layer="layout" svg:x1="2.941cm" svg:y1="16.803cm" svg:x2="2.941cm" svg:y2="16.887cm">
          <text:p/>
        </draw:line>
        <draw:frame draw:style-name="gr17" draw:text-style-name="P5" draw:layer="layout" svg:width="0.362cm" svg:height="0.314cm" svg:x="1.352cm" svg:y="16.932cm">
          <draw:text-box>
            <text:p text:style-name="P4"><text:span text:style-name="T1">0</text:span><text:span text:style-name="T1">.</text:span><text:span text:style-name="T1">0</text:span></text:p>
          </draw:text-box>
        </draw:frame>
        <draw:polygon draw:style-name="gr2" draw:text-style-name="P2" draw:layer="layout" svg:width="0cm" svg:height="0.083cm" svg:x="4.338cm" svg:y="16.803cm" svg:viewBox="0 0 0 84" draw:points="0,0 0,84">
          <text:p/>
        </draw:polygon>
        <draw:line draw:style-name="gr3" draw:text-style-name="P3" draw:layer="layout" svg:x1="4.338cm" svg:y1="16.803cm" svg:x2="4.338cm" svg:y2="16.887cm">
          <text:p/>
        </draw:line>
        <draw:frame draw:style-name="gr18" draw:text-style-name="P5" draw:layer="layout" svg:width="0.362cm" svg:height="0.314cm" svg:x="2.749cm" svg:y="16.932cm">
          <draw:text-box>
            <text:p text:style-name="P4"><text:span text:style-name="T1">0</text:span><text:span text:style-name="T1">.</text:span><text:span text:style-name="T1">2</text:span></text:p>
          </draw:text-box>
        </draw:frame>
        <draw:polygon draw:style-name="gr2" draw:text-style-name="P2" draw:layer="layout" svg:width="0cm" svg:height="0.083cm" svg:x="5.735cm" svg:y="16.803cm" svg:viewBox="0 0 0 84" draw:points="0,0 0,84">
          <text:p/>
        </draw:polygon>
        <draw:line draw:style-name="gr3" draw:text-style-name="P3" draw:layer="layout" svg:x1="5.735cm" svg:y1="16.803cm" svg:x2="5.735cm" svg:y2="16.887cm">
          <text:p/>
        </draw:line>
        <draw:frame draw:style-name="gr17" draw:text-style-name="P5" draw:layer="layout" svg:width="0.362cm" svg:height="0.314cm" svg:x="4.147cm" svg:y="16.932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cm" svg:height="0.083cm" svg:x="7.132cm" svg:y="16.803cm" svg:viewBox="0 0 0 84" draw:points="0,0 0,84">
          <text:p/>
        </draw:polygon>
        <draw:line draw:style-name="gr3" draw:text-style-name="P3" draw:layer="layout" svg:x1="7.132cm" svg:y1="16.803cm" svg:x2="7.132cm" svg:y2="16.887cm">
          <text:p/>
        </draw:line>
        <draw:frame draw:style-name="gr17" draw:text-style-name="P5" draw:layer="layout" svg:width="0.362cm" svg:height="0.314cm" svg:x="5.543cm" svg:y="16.932cm">
          <draw:text-box>
            <text:p text:style-name="P4"><text:span text:style-name="T1">0</text:span><text:span text:style-name="T1">.</text:span><text:span text:style-name="T1">6</text:span></text:p>
          </draw:text-box>
        </draw:frame>
        <draw:polygon draw:style-name="gr2" draw:text-style-name="P2" draw:layer="layout" svg:width="0.084cm" svg:height="0cm" svg:x="1.11cm" svg:y="16.475cm" svg:viewBox="0 0 85 0" draw:points="85,0 0,0">
          <text:p/>
        </draw:polygon>
        <draw:line draw:style-name="gr3" draw:text-style-name="P3" draw:layer="layout" svg:x1="1.195cm" svg:y1="16.475cm" svg:x2="1.11cm" svg:y2="16.475cm">
          <text:p/>
        </draw:line>
        <draw:frame draw:style-name="gr18" draw:text-style-name="P5" draw:layer="layout" svg:width="0.362cm" svg:height="0.314cm" svg:x="6.94cm" svg:y="16.932cm">
          <draw:text-box>
            <text:p text:style-name="P4"><text:span text:style-name="T1">0.8</text:span></text:p>
          </draw:text-box>
        </draw:frame>
        <draw:polygon draw:style-name="gr2" draw:text-style-name="P2" draw:layer="layout" svg:width="0.084cm" svg:height="0cm" svg:x="1.11cm" svg:y="15.16cm" svg:viewBox="0 0 85 0" draw:points="85,0 0,0">
          <text:p/>
        </draw:polygon>
        <draw:line draw:style-name="gr3" draw:text-style-name="P3" draw:layer="layout" svg:x1="1.195cm" svg:y1="15.16cm" svg:x2="1.11cm" svg:y2="15.16cm">
          <text:p/>
        </draw:line>
        <draw:frame draw:style-name="gr19" draw:text-style-name="P5" draw:layer="layout" svg:width="0.362cm" svg:height="0.314cm" svg:x="0.641cm" svg:y="16.343cm">
          <draw:text-box>
            <text:p text:style-name="P4"><text:span text:style-name="T1">0</text:span><text:span text:style-name="T1">.</text:span><text:span text:style-name="T1">0</text:span></text:p>
          </draw:text-box>
        </draw:frame>
        <draw:polygon draw:style-name="gr2" draw:text-style-name="P2" draw:layer="layout" svg:width="0.084cm" svg:height="0cm" svg:x="1.11cm" svg:y="13.845cm" svg:viewBox="0 0 85 0" draw:points="85,0 0,0">
          <text:p/>
        </draw:polygon>
        <draw:line draw:style-name="gr3" draw:text-style-name="P3" draw:layer="layout" svg:x1="1.195cm" svg:y1="13.845cm" svg:x2="1.11cm" svg:y2="13.845cm">
          <text:p/>
        </draw:line>
        <draw:frame draw:style-name="gr17" draw:text-style-name="P5" draw:layer="layout" svg:width="0.362cm" svg:height="0.314cm" svg:x="0.641cm" svg:y="15.027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.084cm" svg:height="0cm" svg:x="1.11cm" svg:y="12.53cm" svg:viewBox="0 0 85 0" draw:points="85,0 0,0">
          <text:p/>
        </draw:polygon>
        <draw:line draw:style-name="gr3" draw:text-style-name="P3" draw:layer="layout" svg:x1="1.195cm" svg:y1="12.53cm" svg:x2="1.11cm" svg:y2="12.53cm">
          <text:p/>
        </draw:line>
        <draw:frame draw:style-name="gr17" draw:text-style-name="P5" draw:layer="layout" svg:width="0.362cm" svg:height="0.314cm" svg:x="0.641cm" svg:y="13.713cm">
          <draw:text-box>
            <text:p text:style-name="P4"><text:span text:style-name="T1">0</text:span><text:span text:style-name="T1">.</text:span><text:span text:style-name="T1">4</text:span></text:p>
          </draw:text-box>
        </draw:frame>
        <draw:polygon draw:style-name="gr2" draw:text-style-name="P2" draw:layer="layout" svg:width="0.084cm" svg:height="0cm" svg:x="1.11cm" svg:y="11.216cm" svg:viewBox="0 0 85 0" draw:points="85,0 0,0">
          <text:p/>
        </draw:polygon>
        <draw:line draw:style-name="gr3" draw:text-style-name="P3" draw:layer="layout" svg:x1="1.195cm" svg:y1="11.216cm" svg:x2="1.11cm" svg:y2="11.216cm">
          <text:p/>
        </draw:line>
        <draw:frame draw:style-name="gr19" draw:text-style-name="P5" draw:layer="layout" svg:width="0.362cm" svg:height="0.314cm" svg:x="0.641cm" svg:y="12.399cm">
          <draw:text-box>
            <text:p text:style-name="P4"><text:span text:style-name="T1">0</text:span><text:span text:style-name="T1">.</text:span><text:span text:style-name="T1">6</text:span></text:p>
          </draw:text-box>
        </draw:frame>
        <draw:line draw:style-name="gr6" draw:text-style-name="P3" draw:layer="layout" svg:x1="1.544cm" svg:y1="16.475cm" svg:x2="1.544cm" svg:y2="10.558cm">
          <text:p/>
        </draw:line>
        <draw:line draw:style-name="gr6" draw:text-style-name="P3" draw:layer="layout" svg:x1="7.594cm" svg:y1="16.475cm" svg:x2="7.594cm" svg:y2="10.558cm">
          <text:p/>
        </draw:line>
        <draw:line draw:style-name="gr6" draw:text-style-name="P3" draw:layer="layout" svg:x1="1.544cm" svg:y1="16.475cm" svg:x2="7.594cm" svg:y2="16.475cm">
          <text:p/>
        </draw:line>
        <draw:line draw:style-name="gr6" draw:text-style-name="P3" draw:layer="layout" svg:x1="1.544cm" svg:y1="10.558cm" svg:x2="7.594cm" svg:y2="10.558cm">
          <text:p/>
        </draw:line>
        <draw:line draw:style-name="gr7" draw:text-style-name="P3" draw:layer="layout" svg:x1="1.195cm" svg:y1="16.803cm" svg:x2="1.195cm" svg:y2="10.541cm">
          <text:p/>
        </draw:line>
        <draw:line draw:style-name="gr7" draw:text-style-name="P3" draw:layer="layout" svg:x1="1.195cm" svg:y1="16.803cm" svg:x2="7.62cm" svg:y2="16.803cm">
          <text:p/>
        </draw:line>
        <draw:frame draw:style-name="gr17" draw:text-style-name="P5" draw:layer="layout" svg:width="0.362cm" svg:height="0.314cm" svg:x="0.641cm" svg:y="11.083cm">
          <draw:text-box>
            <text:p text:style-name="P4"><text:span text:style-name="T1">0</text:span><text:span text:style-name="T1">.</text:span><text:span text:style-name="T1">8</text:span></text:p>
          </draw:text-box>
        </draw:frame>
        <draw:measure draw:style-name="gr20" draw:text-style-name="P9" draw:layer="layout" svg:x1="2.934cm" svg:y1="11.553cm" svg:x2="3.587cm" svg:y2="11.553cm">
          <text:p text:style-name="P9"><text:span text:style-name="T3">0</text:span><text:span text:style-name="T3">.</text:span><text:span text:style-name="T3">0</text:span><text:span text:style-name="T3">9</text:span><text:span text:style-name="T3">3</text:span><text:span text:style-name="T3">5</text:span><text:span text:style-name="T3"> </text:span><text:span text:style-name="T3">m</text:span></text:p>
        </draw:measure>
        <draw:measure draw:style-name="gr21" draw:text-style-name="P7" draw:layer="layout" svg:x1="6.495cm" svg:y1="11.921cm" svg:x2="6.495cm" svg:y2="12.563cm">
          <text:p text:style-name="P7"><text:span text:style-name="T2"/></text:p>
          <text:p text:style-name="P7"><text:span text:style-name="T2"/></text:p>
        </draw:measure>
        <draw:frame draw:style-name="gr16" draw:text-style-name="P8" draw:layer="layout" svg:width="0.806cm" svg:height="0.239cm" svg:x="8.082cm" svg:y="12.121cm">
          <draw:text-box>
            <text:p text:style-name="P6"><text:span text:style-name="T2">0</text:span><text:span text:style-name="T2">.</text:span><text:span text:style-name="T2">0</text:span><text:span text:style-name="T2">9</text:span><text:span text:style-name="T2">7</text:span><text:span text:style-name="T2">3</text:span><text:span text:style-name="T2"> </text:span><text:span text:style-name="T2">m</text:span></text:p>
          </draw:text-box>
        </draw:frame>
        <draw:frame draw:style-name="gr16" draw:text-style-name="P11" draw:layer="layout" svg:width="2.402cm" svg:height="0.314cm" svg:x="0.381cm" svg:y="0.254cm">
          <draw:text-box>
            <text:p text:style-name="P10"><text:span text:style-name="T3">a) Training data set</text:span></text:p>
          </draw:text-box>
        </draw:frame>
        <draw:frame draw:style-name="gr16" draw:text-style-name="P11" draw:layer="layout" svg:width="2.618cm" svg:height="0.314cm" svg:x="0.381cm" svg:y="9.255cm">
          <draw:text-box>
            <text:p text:style-name="P10"><text:span text:style-name="T3">b</text:span><text:span text:style-name="T3">)</text:span><text:span text:style-name="T3"> 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s</text:span><text:span text:style-name="T3">e</text:span><text:span text:style-name="T3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5T00:43:34.621842837</dc:date>
    <meta:editing-duration>PT3H29M</meta:editing-duration>
    <meta:editing-cycles>43</meta:editing-cycles>
    <meta:document-statistic meta:object-count="188"/>
  </office:meta>
</office:document-meta>
</file>